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style:font-name="Arial" fo:font-size="16pt" style:font-size-asian="16pt" style:font-size-complex="16pt"/>
    </style:style>
    <style:style style:name="P8" style:family="paragraph" style:parent-style-name="Text_20_body">
      <style:paragraph-properties fo:margin-left="1.27cm" fo:margin-right="0cm" fo:text-indent="-0.635cm" style:auto-text-indent="false"/>
      <style:text-properties style:font-name="Arial"/>
    </style:style>
    <style:style style:name="P9" style:family="paragraph" style:parent-style-name="Text_20_body">
      <style:paragraph-properties fo:margin-left="0cm" fo:margin-right="0cm" fo:text-indent="0cm" style:auto-text-indent="false"/>
      <style:text-properties style:font-name="Arial"/>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start" style:justify-single-word="false"/>
      <style:text-properties style:font-name="Arial"/>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ge Polyclinique 2013-06-03</text:p>
      <text:p text:style-name="P6">Introduction</text:p>
      <text:p text:style-name="P4"/>
      <text:p text:style-name="P4">Etat des lieu : voici divers screenshoot du site web de la polyclinique des alpes du sud avant mon arrivé :</text:p>
      <text:p text:style-name="P4"/>
      <text:p text:style-name="P4"><text:a xlink:type="simple" xlink:href="http://clinalpsud.fr/">-La page d'accueil:</text:a></text:p>
      <text:p text:style-name="P4"/>
      <text:p text:style-name="P4">Comme vous pouvez le voir l'architecture du site est simple, il n'y a pas d'élément superflu qui pourrait nuire au chargement de la page, toutefois nous pouvons déceler deux erreurs:</text:p>
      <text:p text:style-name="P8">-<text:span text:style-name="T1"> </text:span>la double présence du menu (en haut et à gauche de la page).</text:p>
      <text:p text:style-name="P8">-<text:span text:style-name="T1"> </text:span>Un gadget de wordPress ("post" et "comment" en haut à droite).</text:p>
      <text:p text:style-name="P4"/>
      <text:p text:style-name="P4">Ces éléments ont été facilement modifiable et ont fait l'objet de mes premières modifications.</text:p>
      <text:p text:style-name="P4"/>
      <text:p text:style-name="P4"><text:a xlink:type="simple" xlink:href="http://clinalpsud.fr/about/nous-contacter/">-Nous contacter:</text:a></text:p>
      <text:p text:style-name="P4"/>
      <text:p text:style-name="P4">Un élément sur cette page n'a pas lieu d'être dans une page de contact : les mentions légales, pourquoi ont-elles été placé ici ? Même après avoir analyser le site je n'ai pas trouvé la réponse …</text:p>
      <text:p text:style-name="P4"/>
      <text:p text:style-name="P4"><text:a xlink:type="simple" xlink:href="http://clinalpsud.fr/comite-commissions/">-Comités &amp; commissions</text:a></text:p>
      <text:p text:style-name="P4"/>
      <text:p text:style-name="P4">Une page vide ? Pourquoi pas ?</text:p>
      <text:p text:style-name="P4"/>
      <text:p text:style-name="P9"><text:a xlink:type="simple" xlink:href="http://clinalpsud.fr/comite-commissions/infectiovigilance/anti-infectieux/">-hygiène préopératoire:</text:a></text:p>
      <text:p text:style-name="P4"/>
      <text:p text:style-name="P4">Une page complète est utilisée pour insérer une seule ligne, même si cela respecte une architecture logique elle n'en reste pas pratique pour autant.</text:p>
      <text:p text:style-name="P4"/>
      <text:p text:style-name="P4"/>
      <text:p text:style-name="P4">On peut donc remarquer que le site contient certaines erreurs à corriger et un aspect graphique peu attractif pour la clientèle.</text:p>
      <text:p text:style-name="P4"/>
      <text:p text:style-name="P6">Cahier des charges</text:p>
      <text:p text:style-name="P5"/>
      <text:p text:style-name="P4">Durant cette période de stage mon rôle principal est de restructurer le site Internet pour qu'il soit mieux organisé et plus attractif.</text:p>
      <text:p text:style-name="P4"><text:soft-page-break/>Mes taches secondaires sont assez vastes dans la mesure où je dois mettre en œuvre des applications web permettant de gérer certaines options sur le site permettant de modifier des informations au grès des utilisateurs connectés (gestion de base de données, actualisation de certaines page et modification de questionnaire intégré au site).</text:p>
      <text:p text:style-name="P1">Pour ce faire je vais devoir créer une base de donnée répondant aux besoins de l'entreprise et créer des applications qui seront simple d'utilisations et répondant précisément à leurs besoins.</text:p>
      <text:p text:style-name="P1"/>
      <text:p text:style-name="P2">Compte rendu de mes activités :</text:p>
      <text:p text:style-name="P2"/>
      <text:p text:style-name="P2">Lundi 3 juin :</text:p>
      <text:p text:style-name="P2"/>
      <text:p text:style-name="P3">Après avoir fais un rapide tour de l'entreprise et avoir analyser les besoins de l'entreprise je me suis mis au travail en analysant les données qui m'étaient fourni ce jour même , ici un site internet statique sans accès au code même .</text:p>
      <text:p text:style-name="P3">J'ai donc installer un serveur d'évaluation me permettant de commencer à travailler en attendant de recevoir les droit d'accès .</text:p>
      <text:p text:style-name="P3">N'ayant pas eu accès au code j'ai récupérer les codes sources de chaque page et je les aient adapté en facilitant leurs lecture ( commentaires et inclusions des fichiers plutôt que de laisser tout en bloc).</text:p>
      <text:p text:style-name="P1"/>
      <text:p text:style-name="P2">Mardi 4 juin :</text:p>
      <text:p text:style-name="P2"/>
      <text:p text:style-name="P3">Aujourd'hui je n'ai toujours pas reçu l'accès aux codes des pages du site, j'ai donc continué mon travail de restructuration du site en analysant son arborescence et en prévoyant son amélioration .</text:p>
      <text:p text:style-name="P3">Afin de connaître les besoins de l'entreprise je me suis concerté avec mon tuteur sur les informations qui devrait être automatisées et celle qui pourrait être intéressant a avoir dans la base.</text:p>
      <text:p text:style-name="P3">Après avoir réalisé un schéma de base relationnel j'ai commencé à écrire le script permettant l'implantation de la base de données « BasePoly » (Script_implementation_base,sql) et le script d'insertion de données (Script_implementation_donnee,sql).</text:p>
      <text:p text:style-name="P3"/>
      <text:p text:style-name="P2">Mercredi 5 juin :</text:p>
      <text:p text:style-name="P2"/>
      <text:p text:style-name="P3">Après une discussion avec mon tuteur et <text:s/>la qualiticienne de l'entreprise, on m'a demander d'imaginer un moyen de remplacer les questionnaires en format PDF téléchargeables sur le site par des questionnaires implantés sur le site internet qui enverraient les réponses par mail aux personnes responsables de ses mêmes questionnaires .</text:p>
      <text:p text:style-name="P3">Pour répondre à ces besoins j'ai donc décidé de mettre aux points un processus automatisé de création de formulaire grâce à ma base de données, ainsi chaque données du formulaires sont saisis automatiquement <text:s/>en changeant juste la variable « type » de chaque formulaire , Ce processus pourrait plus tard évoluer permettant l'ajout , la modification et la suppressions futurs de questionnaires.</text:p>
      <text:p text:style-name="P3"/>
      <text:p text:style-name="P3"/>
      <text:p text:style-name="P3"/>
      <text:p text:style-name="P3"/>
      <text:p text:style-name="P3"/>
      <text:p text:style-name="P3"/>
      <text:p text:style-name="P3"/>
      <text:p text:style-name="P2"><text:soft-page-break/>Jeudi 6 juin</text:p>
      <text:p text:style-name="P2"/>
      <text:p text:style-name="P3">Après avoir testé mon processus de création j'ai remarqué que pour être plus proche de chacun des questionnaires actuel je devais implanté une petites partie de code spécifique à chaques questionnaires .</text:p>
      <text:p text:style-name="P3">Suite à la creation des maquettes j'eu un entretien avec la qualiticienne responsable des questionnaires m'expliquant comment les patients validaient le questionnaires et un probleme c'est donc posé , les patients remplissent les formulaires en format papier pendant leurs séjour et non a leurs sorti comme je l'avaient escompter .</text:p>
      <text:p text:style-name="P3">Afin de pallier à ce problème et après avoir cherché des solutions j'ai proposé à mon tuteur d'installer des bornes de saisie dans chaque service, libérant ainsi le travail des qualiticiennes et des personnels d’accueils qui jusque la rentraient les valeurs de chaque questionnaires à la main sur un site web nommé « kalitis ».</text:p>
      <text:p text:style-name="P3">Il m'a d'ailleurs conseillé d'en parler au responsable de l'entreprise quand je lui montrerait l'avancé de mes travaux .</text:p>
      <text:p text:style-name="P3"/>
      <text:p text:style-name="P2">Vendredi 7 juin</text:p>
      <text:p text:style-name="P2"/>
      <text:p text:style-name="P3">Réservant ma fin de semaine aux rapports et aux mise a jours de git hub je me suis donc mis au travail et j'ai commencé la rédaction de ce même document .</text:p>
      <text:p text:style-name="P3">Suite à ces mise à jour j'ai travaillé sur papier a une nouvelle structure du site réduisant le nombre de pages et en enlevant les incohérences. <text:s/></text:p>
      <text:p text:style-name="P3"/>
      <text:p text:style-name="P2">Lundi 10 juin</text:p>
      <text:p text:style-name="P2"/>
      <text:p text:style-name="P3">Suite a une erreurs de manipulation de la part de mon collègue travaillant sur le serveur , j'ai été réquisitionné pour aider à reconfigurer le serveur qui ne répondait plus .Après cela j'ai commencé a travailler sur l'aspect graphique du site grâce au css, cela m'a permis de centrer la div principal en la plaçant entre deux marges et de retravailler le menu pour lui donner un aspect plus « vivant ». </text:p>
      <text:p text:style-name="P3"/>
      <text:p text:style-name="P2">Mardi 11 juin</text:p>
      <text:p text:style-name="P2"/>
      <text:p text:style-name="P3">Après avoir analyser la fonction « mail() » de php je me suis attaqué a l'envoi des questionnaires par mail .</text:p>
      <text:p text:style-name="P3">Pour ce faire j'ai déjà codé l'implantation des réponses du questionnaire dans la base de données puis configuré le php.ini pour pouvoir envoyé des mails depuis le serveur mail de la polyclinique . Après quelques tests j'ai commencé à coder le formulaire à afficher dans le mail avec les réponses déjà rentrées , je pense terminer mercredi .</text:p>
      <text:p text:style-name="P3"/>
      <text:p text:style-name="P2">Mercredi 12 juin</text:p>
      <text:p text:style-name="P2"/>
      <text:p text:style-name="P3">Le questionnaire de repas a été terminé, toutefois pour respecter un format imprimé optimisé j'ai du changer une partie du style css, je n'ai donc pu finir les trois questionnaires demandés pour ce jour .</text:p>
      <text:p text:style-name="P3"/>
      <text:p text:style-name="P2">Jeudi 13 juin</text:p>
      <text:p text:style-name="P2"/>
      <text:p text:style-name="P3">Les réponses des questionnaires sont bien envoyées par mail, toutefois un problème m’incommodait , le mail envoyé, selon la boite mail et selon l'imprimante n'était pas former de la même façon, j'ai donc du chercher une méthode pour transformer les réponses de mon formulaire en pdf à envoyé en pièce jointes .</text:p>
      <text:p text:style-name="P3"><text:soft-page-break/></text:p>
      <text:p text:style-name="P2">Vendredi 14 juin</text:p>
      <text:p text:style-name="P2"/>
      <text:p text:style-name="P3">Ma recherche de réponse étant infructueuse , je me suis lancé dans la création des applications liées aux besoins de l'entreprise, pour ce faire j'ai donc implémenter un script permettant d'importé des fichiers du client vers le serveur,Dans la mesure ou il y a 3 applications et que chaque application est lié a une personne j'ai donc modifié ma base et je travaillait sur un système de connexion et de vérification d'identification.</text:p>
      <text:p text:style-name="P3"/>
      <text:p text:style-name="P3"/>
      <text:p text:style-name="P2">Lundi 17 juin</text:p>
      <text:p text:style-name="P2"/>
      <text:p text:style-name="P2">Après avoir terminé la gestion des identifications j'ai rajouter un script permettant d'envoyer un mail à la direction depuis les pages «  nous rejoindre » et «  nous contacter » contrôlé par une saisie de captcha, il y a 3 test : vérifier que les champs sois tous rempli, vérifier que le captcha est le bon et enfin vérifier si l'adresse mail est «  valide ».</text:p>
      <text:p text:style-name="P2">Qui plus est j'ai travaillé sur l'aspect graphique du site pour le rendre plus agréable à regarder et donc plus attractif.</text:p>
      <text:p text:style-name="P2"/>
      <text:p text:style-name="P2">Mardi 18 juin</text:p>
      <text:p text:style-name="P2"/>
      <text:p text:style-name="P3">Codage de l'application lié au script d'importation de fichiers client/serveur.</text:p>
      <text:p text:style-name="P3"/>
      <text:p text:style-name="P2">Mercredi 19 juin</text:p>
      <text:p text:style-name="P2"/>
      <text:p text:style-name="P3">Implantation du site web sur le site , correction des erreurs en c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44:54.39</meta:creation-date>
    <dc:date>2013-06-19T16:00:54.30</dc:date>
    <meta:editing-duration>PT6H19M13S</meta:editing-duration>
    <meta:editing-cycles>14</meta:editing-cycles>
    <meta:generator>OpenOffice.org/3.4.1$Win32 OpenOffice.org_project/341m1$Build-9593</meta:generator>
    <meta:document-statistic meta:table-count="0" meta:image-count="0" meta:object-count="0" meta:page-count="4" meta:paragraph-count="57" meta:word-count="1291" meta:character-count="7683"/>
  </office:meta>
</office:document-meta>
</file>